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100000751E07370C914B773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1.002cm" fo:min-width="0.69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fill="solid" draw:fill-color="#008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000000" draw:fill="solid" draw:fill-color="#008000" draw:textarea-vertical-align="middle" draw:auto-grow-height="false" draw:fit-to-size="false" fo:min-height="0.286cm" fo:min-width="0.4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.293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715cm" fo:min-width="0.49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.319cm" fo:min-width="0.2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.626cm" fo:min-width="0.27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29cm" fo:min-width="0.01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.088cm" fo:min-width="0.00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000000" draw:fill="solid" draw:fill-color="#008000" draw:textarea-vertical-align="middle" draw:auto-grow-height="false" draw:fit-to-size="false" fo:min-height="0.092cm" fo:min-width="0.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47cm" fo:min-width="0.1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>
      <style:graphic-properties style:protect="size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800000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000ff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008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Picture 6" draw:style-name="gr1" draw:text-style-name="P1" draw:layer="layout" svg:width="1.484cm" svg:height="1.412cm" svg:x="0.07cm" svg:y="5.01cm">
          <draw:image xlink:href="Pictures/10000201000007B100000751E07370C914B7731D.png" xlink:type="simple" xlink:show="embed" xlink:actuate="onLoad">
            <text:p/>
          </draw:image>
        </draw:frame>
        <draw:custom-shape draw:name="Rectangle 8" draw:style-name="gr2" draw:text-style-name="P2" draw:layer="layout" svg:width="1.196cm" svg:height="1.251cm" svg:x="0.131cm" svg:y="6.72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3" draw:text-style-name="P3" draw:layer="layout" svg:width="1.402cm" svg:height="1.363cm" svg:x="0.07cm" svg:y="8.435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0" draw:style-name="gr4" draw:text-style-name="P4" draw:layer="layout" svg:width="1.402cm" svg:height="1.287cm" svg:x="0.07cm" svg:y="10.18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12" draw:style-name="gr5" draw:text-style-name="P5" draw:layer="layout" svg:width="1.554cm" svg:height="1.136cm" svg:x="0cm" svg:y="11.686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3" draw:style-name="gr3" draw:text-style-name="P3" draw:layer="layout" svg:width="1.402cm" svg:height="1.363cm" svg:x="1.763cm" svg:y="5.059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3" draw:text-style-name="P3" draw:layer="layout" svg:width="1.402cm" svg:height="1.363cm" svg:x="1.674cm" svg:y="11.546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" draw:text-style-name="P3" draw:layer="layout" svg:width="1.402cm" svg:height="1.363cm" svg:x="3.299cm" svg:y="9.964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3" draw:text-style-name="P3" draw:layer="layout" svg:width="1.402cm" svg:height="1.363cm" svg:x="1.763cm" svg:y="6.709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4" draw:text-style-name="P4" draw:layer="layout" svg:width="1.402cm" svg:height="1.287cm" svg:x="3.413cm" svg:y="5.183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8" draw:style-name="gr6" draw:text-style-name="P4" draw:layer="layout" svg:width="1.402cm" svg:height="1.287cm" svg:x="3.424cm" svg:y="11.735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9" draw:style-name="gr4" draw:text-style-name="P4" draw:layer="layout" svg:width="1.402cm" svg:height="1.287cm" svg:x="3.513cm" svg:y="14.854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0" draw:style-name="gr7" draw:text-style-name="P2" draw:layer="layout" svg:width="1.196cm" svg:height="1.251cm" svg:x="1.751cm" svg:y="8.43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2" draw:layer="layout" svg:width="1.196cm" svg:height="1.251cm" svg:x="1.763cm" svg:y="10.08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" draw:layer="layout" svg:width="1.196cm" svg:height="1.251cm" svg:x="3.379cm" svg:y="6.76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" draw:text-style-name="P2" draw:layer="layout" svg:width="1.196cm" svg:height="1.251cm" svg:x="0.131cm" svg:y="3.72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" draw:layer="layout" svg:width="1.196cm" svg:height="1.251cm" svg:x="3.379cm" svg:y="3.72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" draw:layer="layout" svg:width="1.196cm" svg:height="1.251cm" svg:x="1.95cm" svg:y="14.85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484cm" svg:height="1.412cm" svg:x="1.592cm" svg:y="3.56cm">
          <draw:image xlink:href="Pictures/10000201000007B100000751E07370C914B7731D.png" xlink:type="simple" xlink:show="embed" xlink:actuate="onLoad">
            <text:p/>
          </draw:image>
        </draw:frame>
        <draw:custom-shape draw:name="Rectangle 28" draw:style-name="gr7" draw:text-style-name="P2" draw:layer="layout" svg:width="1.196cm" svg:height="1.251cm" svg:x="0.131cm" svg:y="13.23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" draw:style-name="gr1" draw:text-style-name="P1" draw:layer="layout" svg:width="1.484cm" svg:height="1.412cm" svg:x="0cm" svg:y="14.693cm">
          <draw:image xlink:href="Pictures/10000201000007B100000751E07370C914B7731D.png" xlink:type="simple" xlink:show="embed" xlink:actuate="onLoad">
            <text:p/>
          </draw:image>
        </draw:frame>
        <draw:custom-shape draw:name="Isosceles Triangle 32" draw:style-name="gr5" draw:text-style-name="P5" draw:layer="layout" svg:width="1.554cm" svg:height="1.136cm" svg:x="3.361cm" svg:y="13.316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3" draw:style-name="gr8" draw:text-style-name="P5" draw:layer="layout" svg:width="1.554cm" svg:height="1.136cm" svg:x="3.147cm" svg:y="8.551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5" draw:style-name="gr9" draw:text-style-name="P1" draw:layer="layout" svg:x1="5.424cm" svg:y1="0cm" svg:x2="5.425cm" svg:y2="19.05cm">
          <text:p/>
        </draw:line>
        <draw:line draw:name="Straight Connector 38" draw:style-name="gr9" draw:text-style-name="P1" draw:layer="layout" svg:x1="16.007cm" svg:y1="0cm" svg:x2="16.008cm" svg:y2="19.05cm">
          <text:p/>
        </draw:line>
        <draw:line draw:name="Straight Connector 39" draw:style-name="gr9" draw:text-style-name="P1" draw:layer="layout" svg:x1="11.467cm" svg:y1="0cm" svg:x2="11.468cm" svg:y2="19.05cm">
          <text:p/>
        </draw:line>
        <draw:line draw:name="Straight Connector 40" draw:style-name="gr9" draw:text-style-name="P1" draw:layer="layout" svg:x1="20.728cm" svg:y1="0cm" svg:x2="20.729cm" svg:y2="19.05cm">
          <text:p/>
        </draw:line>
        <draw:custom-shape draw:name="TextBox 41" draw:style-name="gr10" draw:text-style-name="P7" draw:layer="layout" svg:width="4.904cm" svg:height="3.299cm" svg:x="6.015cm" svg:y="-0.118cm">
          <text:p text:style-name="P6"><text:span text:style-name="T1">STEP 0 – STORE <text:s/>TO HD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" draw:text-style-name="P7" draw:layer="layout" svg:width="3.59cm" svg:height="2.281cm" svg:x="11.468cm" svg:y="0.278cm">
          <text:p text:style-name="P6"><text:span text:style-name="T1">1 -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0" draw:text-style-name="P7" draw:layer="layout" svg:width="5.386cm" svg:height="3.297cm" svg:x="15.733cm" svg:y="0.278cm">
          <text:p text:style-name="P6"><text:span text:style-name="T1">2 – SHUFFLE</text:span></text:p>
          <text:p text:style-name="P6"><text:span text:style-name="T1">and 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" draw:text-style-name="P7" draw:layer="layout" svg:width="4.822cm" svg:height="2.281cm" svg:x="20.729cm" svg:y="0.253cm">
          <text:p text:style-name="P6"><text:span text:style-name="T1">3 - 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" draw:text-style-name="P7" draw:layer="layout" svg:width="6.042cm" svg:height="1.775cm" svg:x="5.424cm" svg:y="2.662cm">
          <text:p text:style-name="P6"><text:span text:style-name="T2">Assume 4 data part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9" draw:style-name="gr1" draw:text-style-name="P1" draw:layer="layout" svg:width="1.484cm" svg:height="1.412cm" svg:x="1.789cm" svg:y="13.131cm">
          <draw:image xlink:href="Pictures/10000201000007B100000751E07370C914B7731D.png" xlink:type="simple" xlink:show="embed" xlink:actuate="onLoad">
            <text:p/>
          </draw:image>
        </draw:frame>
        <draw:custom-shape draw:name="Rectangle 66" draw:style-name="gr11" draw:text-style-name="P7" draw:layer="layout" svg:width="5.356cm" svg:height="3.201cm" svg:x="5.883cm" svg:y="4.30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1" draw:text-style-name="P7" draw:layer="layout" svg:width="5.356cm" svg:height="3.201cm" svg:x="5.819cm" svg:y="8.02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1" draw:text-style-name="P7" draw:layer="layout" svg:width="5.356cm" svg:height="3.201cm" svg:x="5.857cm" svg:y="11.81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1" draw:text-style-name="P7" draw:layer="layout" svg:width="5.356cm" svg:height="3.201cm" svg:x="5.857cm" svg:y="15.64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1" draw:text-style-name="P7" draw:layer="layout" svg:width="2.753cm" svg:height="3.487cm" svg:x="12.229cm" svg:y="3.27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1" draw:text-style-name="P7" draw:layer="layout" svg:width="2.753cm" svg:height="3.487cm" svg:x="12.229cm" svg:y="7.32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1" draw:text-style-name="P7" draw:layer="layout" svg:width="2.717cm" svg:height="3.487cm" svg:x="12.265cm" svg:y="11.52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1" draw:text-style-name="P7" draw:layer="layout" svg:width="2.622cm" svg:height="3.487cm" svg:x="12.36cm" svg:y="15.50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7" draw:text-style-name="P2" draw:layer="layout" svg:width="0.598cm" svg:height="0.625cm" svg:x="21.5cm" svg:y="4.58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5" draw:style-name="gr1" draw:text-style-name="P1" draw:layer="layout" svg:width="0.742cm" svg:height="0.705cm" svg:x="21.394cm" svg:y="5.74cm">
          <draw:image xlink:href="Pictures/10000201000007B100000751E07370C914B7731D.png" xlink:type="simple" xlink:show="embed" xlink:actuate="onLoad">
            <text:p/>
          </draw:image>
        </draw:frame>
        <draw:custom-shape draw:name="Oval 126" draw:style-name="gr3" draw:text-style-name="P3" draw:layer="layout" svg:width="0.701cm" svg:height="0.681cm" svg:x="21.5cm" svg:y="6.892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27" draw:style-name="gr4" draw:text-style-name="P4" draw:layer="layout" svg:width="0.701cm" svg:height="0.643cm" svg:x="21.47cm" svg:y="8.104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128" draw:style-name="gr5" draw:text-style-name="P5" draw:layer="layout" svg:width="0.777cm" svg:height="0.567cm" svg:x="21.5cm" svg:y="9.228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129" draw:style-name="gr10" draw:text-style-name="P7" draw:layer="layout" svg:width="4.67cm" svg:height="2.281cm" svg:x="20.326cm" svg:y="4.191cm">
          <text:p text:style-name="P6"><text:span text:style-name="T3">( <text:s text:c="4"/>) , <text:s text:c="2"/>8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art 52" draw:style-name="gr4" draw:text-style-name="P4" draw:layer="layout" svg:width="1.402cm" svg:height="1.287cm" svg:x="9.585cm" svg:y="17.409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53" draw:style-name="gr7" draw:text-style-name="P2" draw:layer="layout" svg:width="1.196cm" svg:height="1.251cm" svg:x="8.022cm" svg:y="17.40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7" draw:text-style-name="P2" draw:layer="layout" svg:width="1.196cm" svg:height="1.251cm" svg:x="6.203cm" svg:y="15.7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1" draw:text-style-name="P1" draw:layer="layout" svg:width="1.484cm" svg:height="1.412cm" svg:x="6.072cm" svg:y="17.248cm">
          <draw:image xlink:href="Pictures/10000201000007B100000751E07370C914B7731D.png" xlink:type="simple" xlink:show="embed" xlink:actuate="onLoad">
            <text:p/>
          </draw:image>
        </draw:frame>
        <draw:custom-shape draw:name="Isosceles Triangle 56" draw:style-name="gr5" draw:text-style-name="P5" draw:layer="layout" svg:width="1.554cm" svg:height="1.136cm" svg:x="9.433cm" svg:y="15.871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57" draw:style-name="gr1" draw:text-style-name="P1" draw:layer="layout" svg:width="1.484cm" svg:height="1.412cm" svg:x="7.873cm" svg:y="15.756cm">
          <draw:image xlink:href="Pictures/10000201000007B100000751E07370C914B7731D.png" xlink:type="simple" xlink:show="embed" xlink:actuate="onLoad">
            <text:p/>
          </draw:image>
        </draw:frame>
        <draw:custom-shape draw:name="Rectangle 64" draw:style-name="gr11" draw:text-style-name="P7" draw:layer="layout" svg:width="2.753cm" svg:height="4.738cm" svg:x="16.986cm" svg:y="3.24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1" draw:text-style-name="P7" draw:layer="layout" svg:width="2.753cm" svg:height="4.764cm" svg:x="16.986cm" svg:y="8.75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1" draw:text-style-name="P7" draw:layer="layout" svg:width="2.717cm" svg:height="4.486cm" svg:x="17.023cm" svg:y="14.36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0" draw:text-style-name="P7" draw:layer="layout" svg:width="4.67cm" svg:height="2.281cm" svg:x="20.326cm" svg:y="5.427cm">
          <text:p text:style-name="P6"><text:span text:style-name="T3"><text:s/></text:span><text:span text:style-name="T3">( <text:s text:c="6"/>, <text:s/>4 <text:s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0" draw:text-style-name="P7" draw:layer="layout" svg:width="4.67cm" svg:height="2.281cm" svg:x="20.326cm" svg:y="6.52cm">
          <text:p text:style-name="P6"><text:span text:style-name="T3"><text:s/></text:span><text:span text:style-name="T3">( <text:s text:c="6"/>, <text:s/>5 <text:s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0" draw:text-style-name="P7" draw:layer="layout" svg:width="4.67cm" svg:height="2.281cm" svg:x="20.326cm" svg:y="7.794cm">
          <text:p text:style-name="P6"><text:span text:style-name="T3"><text:s/></text:span><text:span text:style-name="T3">( <text:s text:c="5"/>, <text:s text:c="2"/>4 <text:s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0" draw:text-style-name="P7" draw:layer="layout" svg:width="4.67cm" svg:height="1.267cm" svg:x="20.326cm" svg:y="8.898cm">
          <text:p text:style-name="P6"><text:span text:style-name="T3">( <text:s text:c="5"/>, <text:s/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art 10" draw:style-name="gr6" draw:text-style-name="P4" draw:layer="layout" svg:width="1.402cm" svg:height="1.287cm" svg:x="6.291cm" svg:y="12.175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Oval 15" draw:style-name="gr12" draw:text-style-name="P3" draw:layer="layout" svg:width="1.402cm" svg:height="1.363cm" svg:x="9.52cm" svg:y="11.9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1" draw:style-name="gr2" draw:text-style-name="P2" draw:layer="layout" svg:width="1.196cm" svg:height="1.251cm" svg:x="7.984cm" svg:y="12.0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13" draw:text-style-name="P5" draw:layer="layout" svg:width="1.554cm" svg:height="1.136cm" svg:x="6.096cm" svg:y="13.716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4" draw:style-name="gr12" draw:text-style-name="P3" draw:layer="layout" svg:width="1.402cm" svg:height="1.363cm" svg:x="7.933cm" svg:y="13.4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8" draw:style-name="gr6" draw:text-style-name="P4" draw:layer="layout" svg:width="1.402cm" svg:height="1.287cm" svg:x="9.52cm" svg:y="13.462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Oval 13" draw:style-name="gr12" draw:text-style-name="P3" draw:layer="layout" svg:width="1.402cm" svg:height="1.363cm" svg:x="7.982cm" svg:y="5.9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6" draw:text-style-name="P4" draw:layer="layout" svg:width="1.402cm" svg:height="1.287cm" svg:x="9.632cm" svg:y="6.06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4" draw:style-name="gr2" draw:text-style-name="P2" draw:layer="layout" svg:width="1.196cm" svg:height="1.251cm" svg:x="6.35cm" svg:y="4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2" draw:layer="layout" svg:width="1.196cm" svg:height="1.251cm" svg:x="9.598cm" svg:y="4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484cm" svg:height="1.412cm" svg:x="6.096cm" svg:y="5.996cm">
          <draw:image xlink:href="Pictures/10000201000007B100000751E07370C914B7731D.png" xlink:type="simple" xlink:show="embed" xlink:actuate="onLoad">
            <text:p/>
          </draw:image>
        </draw:frame>
        <draw:frame draw:name="Picture 27" draw:style-name="gr1" draw:text-style-name="P1" draw:layer="layout" svg:width="1.484cm" svg:height="1.412cm" svg:x="7.882cm" svg:y="4.437cm">
          <draw:image xlink:href="Pictures/10000201000007B100000751E07370C914B7731D.png" xlink:type="simple" xlink:show="embed" xlink:actuate="onLoad">
            <text:p/>
          </draw:image>
        </draw:frame>
        <draw:custom-shape draw:name="Rectangle 8" draw:style-name="gr2" draw:text-style-name="P2" draw:layer="layout" svg:width="1.196cm" svg:height="1.251cm" svg:x="0.132cm" svg:y="6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" draw:text-style-name="P2" draw:layer="layout" svg:width="1.196cm" svg:height="1.251cm" svg:x="1.752cm" svg:y="8.4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2" draw:layer="layout" svg:width="1.196cm" svg:height="1.251cm" svg:x="3.38cm" svg:y="6.7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3" draw:style-name="gr13" draw:text-style-name="P5" draw:layer="layout" svg:width="1.554cm" svg:height="1.136cm" svg:x="3.148cm" svg:y="8.583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8" draw:style-name="gr2" draw:text-style-name="P2" draw:layer="layout" svg:width="1.196cm" svg:height="1.251cm" svg:x="6.333cm" svg:y="8.1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3" draw:layer="layout" svg:width="1.402cm" svg:height="1.363cm" svg:x="7.965cm" svg:y="8.0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0" draw:style-name="gr2" draw:text-style-name="P2" draw:layer="layout" svg:width="1.196cm" svg:height="1.251cm" svg:x="7.953cm" svg:y="9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2" draw:layer="layout" svg:width="1.196cm" svg:height="1.251cm" svg:x="9.581cm" svg:y="8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3" draw:style-name="gr13" draw:text-style-name="P5" draw:layer="layout" svg:width="1.554cm" svg:height="1.136cm" svg:x="9.349cm" svg:y="9.883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0" draw:style-name="gr2" draw:text-style-name="P2" draw:layer="layout" svg:width="1.196cm" svg:height="1.251cm" svg:x="7.954cm" svg:y="9.7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3" draw:style-name="gr13" draw:text-style-name="P5" draw:layer="layout" svg:width="1.554cm" svg:height="1.136cm" svg:x="9.35cm" svg:y="9.915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9" draw:style-name="gr12" draw:text-style-name="P3" draw:layer="layout" svg:width="1.402cm" svg:height="1.363cm" svg:x="6.218cm" svg:y="9.6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5" draw:style-name="gr14" draw:text-style-name="P2" draw:layer="layout" svg:width="0.775cm" svg:height="0.875cm" svg:x="17.459cm" svg:y="3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148cm" svg:height="1.092cm" svg:x="17.086cm" svg:y="8.805cm">
          <draw:image xlink:href="Pictures/10000201000007B100000751E07370C914B7731D.png" xlink:type="simple" xlink:show="embed" xlink:actuate="onLoad">
            <text:p/>
          </draw:image>
        </draw:frame>
        <draw:custom-shape draw:name="Oval 16" draw:style-name="gr15" draw:text-style-name="P3" draw:layer="layout" svg:width="0.725cm" svg:height="0.762cm" svg:x="17.155cm" svg:y="11.2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33" draw:style-name="gr16" draw:text-style-name="P5" draw:layer="layout" svg:width="1.005cm" svg:height="0.675cm" svg:x="18.488cm" svg:y="17.867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5" draw:style-name="gr14" draw:text-style-name="P2" draw:layer="layout" svg:width="0.775cm" svg:height="0.875cm" svg:x="12.659cm" svg:y="3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3.859cm" svg:y="3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148cm" svg:height="1.092cm" svg:x="12.491cm" svg:y="4.454cm">
          <draw:image xlink:href="Pictures/10000201000007B100000751E07370C914B7731D.png" xlink:type="simple" xlink:show="embed" xlink:actuate="onLoad">
            <text:p/>
          </draw:image>
        </draw:frame>
        <draw:frame draw:name="Picture 27" draw:style-name="gr1" draw:text-style-name="P1" draw:layer="layout" svg:width="1.148cm" svg:height="1.092cm" svg:x="13.791cm" svg:y="4.454cm">
          <draw:image xlink:href="Pictures/10000201000007B100000751E07370C914B7731D.png" xlink:type="simple" xlink:show="embed" xlink:actuate="onLoad">
            <text:p/>
          </draw:image>
        </draw:frame>
        <draw:custom-shape draw:name="Heart 17" draw:style-name="gr17" draw:text-style-name="P4" draw:layer="layout" svg:width="0.78cm" svg:height="0.818cm" svg:x="12.625cm" svg:y="5.821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Oval 16" draw:style-name="gr18" draw:text-style-name="P3" draw:layer="layout" svg:width="0.979cm" svg:height="1.016cm" svg:x="13.855cm" svg:y="5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5" draw:style-name="gr14" draw:text-style-name="P2" draw:layer="layout" svg:width="0.775cm" svg:height="0.875cm" svg:x="12.359cm" svg:y="7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3.259cm" svg:y="7.5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4.159cm" svg:y="7.5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8" draw:text-style-name="P3" draw:layer="layout" svg:width="0.979cm" svg:height="1.016cm" svg:x="12.455cm" svg:y="8.6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8" draw:text-style-name="P3" draw:layer="layout" svg:width="0.979cm" svg:height="1.016cm" svg:x="13.755cm" svg:y="8.65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33" draw:style-name="gr16" draw:text-style-name="P5" draw:layer="layout" svg:width="1.005cm" svg:height="0.675cm" svg:x="13.03cm" svg:y="9.9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Heart 17" draw:style-name="gr17" draw:text-style-name="P4" draw:layer="layout" svg:width="0.78cm" svg:height="0.818cm" svg:x="12.426cm" svg:y="11.754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7" draw:style-name="gr17" draw:text-style-name="P4" draw:layer="layout" svg:width="0.78cm" svg:height="0.818cm" svg:x="14.027cm" svg:y="11.787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Oval 16" draw:style-name="gr18" draw:text-style-name="P3" draw:layer="layout" svg:width="0.979cm" svg:height="1.016cm" svg:x="12.355cm" svg:y="1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8" draw:text-style-name="P3" draw:layer="layout" svg:width="0.979cm" svg:height="1.016cm" svg:x="13.855cm" svg:y="12.75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5" draw:style-name="gr14" draw:text-style-name="P2" draw:layer="layout" svg:width="0.775cm" svg:height="0.875cm" svg:x="12.45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3" draw:style-name="gr16" draw:text-style-name="P5" draw:layer="layout" svg:width="1.005cm" svg:height="0.675cm" svg:x="13.83cm" svg:y="14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5" draw:style-name="gr14" draw:text-style-name="P2" draw:layer="layout" svg:width="0.775cm" svg:height="0.875cm" svg:x="12.559cm" svg:y="15.7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3.959cm" svg:y="15.7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148cm" svg:height="1.092cm" svg:x="12.391cm" svg:y="16.654cm">
          <draw:image xlink:href="Pictures/10000201000007B100000751E07370C914B7731D.png" xlink:type="simple" xlink:show="embed" xlink:actuate="onLoad">
            <text:p/>
          </draw:image>
        </draw:frame>
        <draw:frame draw:name="Picture 27" draw:style-name="gr1" draw:text-style-name="P1" draw:layer="layout" svg:width="1.148cm" svg:height="1.092cm" svg:x="13.891cm" svg:y="16.654cm">
          <draw:image xlink:href="Pictures/10000201000007B100000751E07370C914B7731D.png" xlink:type="simple" xlink:show="embed" xlink:actuate="onLoad">
            <text:p/>
          </draw:image>
        </draw:frame>
        <draw:custom-shape draw:name="Isosceles Triangle 33" draw:style-name="gr16" draw:text-style-name="P5" draw:layer="layout" svg:width="1.005cm" svg:height="0.675cm" svg:x="12.53cm" svg:y="18.031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Heart 17" draw:style-name="gr17" draw:text-style-name="P4" draw:layer="layout" svg:width="0.78cm" svg:height="0.818cm" svg:x="14.026cm" svg:y="17.854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5" draw:style-name="gr14" draw:text-style-name="P2" draw:layer="layout" svg:width="0.775cm" svg:height="0.875cm" svg:x="18.659cm" svg:y="3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8.659cm" svg:y="4.6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7.459cm" svg:y="4.7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8.659cm" svg:y="5.8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8.659cm" svg:y="6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7.459cm" svg:y="5.8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" draw:text-style-name="P2" draw:layer="layout" svg:width="0.775cm" svg:height="0.875cm" svg:x="17.459cm" svg:y="6.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148cm" svg:height="1.092cm" svg:x="18.486cm" svg:y="8.805cm">
          <draw:image xlink:href="Pictures/10000201000007B100000751E07370C914B7731D.png" xlink:type="simple" xlink:show="embed" xlink:actuate="onLoad">
            <text:p/>
          </draw:image>
        </draw:frame>
        <draw:frame draw:name="Picture 27" draw:style-name="gr1" draw:text-style-name="P1" draw:layer="layout" svg:width="1.148cm" svg:height="1.092cm" svg:x="18.486cm" svg:y="10.005cm">
          <draw:image xlink:href="Pictures/10000201000007B100000751E07370C914B7731D.png" xlink:type="simple" xlink:show="embed" xlink:actuate="onLoad">
            <text:p/>
          </draw:image>
        </draw:frame>
        <draw:frame draw:name="Picture 27" draw:style-name="gr1" draw:text-style-name="P1" draw:layer="layout" svg:width="1.148cm" svg:height="1.092cm" svg:x="17.086cm" svg:y="10.005cm">
          <draw:image xlink:href="Pictures/10000201000007B100000751E07370C914B7731D.png" xlink:type="simple" xlink:show="embed" xlink:actuate="onLoad">
            <text:p/>
          </draw:image>
        </draw:frame>
        <draw:custom-shape draw:name="Heart 17" draw:style-name="gr17" draw:text-style-name="P4" draw:layer="layout" svg:width="0.78cm" svg:height="0.818cm" svg:x="17.18cm" svg:y="14.662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7" draw:style-name="gr17" draw:text-style-name="P4" draw:layer="layout" svg:width="0.78cm" svg:height="0.818cm" svg:x="18.824cm" svg:y="14.632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7" draw:style-name="gr17" draw:text-style-name="P4" draw:layer="layout" svg:width="0.78cm" svg:height="0.818cm" svg:x="18.75cm" svg:y="15.93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7" draw:style-name="gr17" draw:text-style-name="P4" draw:layer="layout" svg:width="0.78cm" svg:height="0.818cm" svg:x="17.244cm" svg:y="15.886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Oval 16" draw:style-name="gr15" draw:text-style-name="P3" draw:layer="layout" svg:width="0.725cm" svg:height="0.762cm" svg:x="18.855cm" svg:y="11.1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5" draw:text-style-name="P3" draw:layer="layout" svg:width="0.725cm" svg:height="0.762cm" svg:x="18.055cm" svg:y="11.7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5" draw:text-style-name="P3" draw:layer="layout" svg:width="0.725cm" svg:height="0.762cm" svg:x="17.155cm" svg:y="12.5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5" draw:text-style-name="P3" draw:layer="layout" svg:width="0.725cm" svg:height="0.762cm" svg:x="18.855cm" svg:y="12.5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33" draw:style-name="gr16" draw:text-style-name="P5" draw:layer="layout" svg:width="1.005cm" svg:height="0.675cm" svg:x="17.188cm" svg:y="17.898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3" draw:style-name="gr16" draw:text-style-name="P5" draw:layer="layout" svg:width="1.005cm" svg:height="0.675cm" svg:x="17.788cm" svg:y="16.83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Slide Image Placeholder 1" draw:style-name="gr19" draw:layer="layout" svg:width="12.699cm" svg:height="9.524cm" svg:x="3.175cm" svg:y="1.905cm" draw:page-number="1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20-06-10">6/10/20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kind of questions you can ask to help Eglence Inc. using big data?</dc:title>
    <meta:initial-creator>ilkay Altintas</meta:initial-creator>
    <meta:editing-cycles>22</meta:editing-cycles>
    <meta:creation-date>2016-02-11T22:41:22</meta:creation-date>
    <dc:date>2020-06-10T16:05:17.336715236</dc:date>
    <meta:editing-duration>PT2H4M27S</meta:editing-duration>
    <meta:generator>LibreOffice/5.1.6.2$Linux_X86_64 LibreOffice_project/10m0$Build-2</meta:generator>
    <meta:document-statistic meta:object-count="156"/>
    <meta:user-defined meta:name="AppVersion">14.0000</meta:user-defined>
    <meta:user-defined meta:name="Company">UCS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